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co1" style:family="table-column">
      <style:table-column-properties style:column-width="8.064cm" style:use-optimal-column-width="false"/>
    </style:style>
    <style:style style:name="co2" style:family="table-column">
      <style:table-column-properties style:column-width="8.072cm" style:use-optimal-column-width="false"/>
    </style:style>
    <style:style style:name="ro1" style:family="table-row">
      <style:table-row-properties style:row-height="1.732cm"/>
    </style:style>
    <style:style style:name="ro2" style:family="table-row">
      <style:table-row-properties style:row-height="1.283cm"/>
    </style:style>
    <style:style style:name="ro3" style:family="table-row">
      <style:table-row-properties style:row-height="1.736cm"/>
    </style:style>
    <style:style style:name="ce1" style:family="table-cell">
      <style:graphic-properties style:repeat="repea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9cm" svg:x="1.7cm" svg:y="4.414cm" presentation:class="subtitle" presentation:user-transformed="true">
          <draw:text-box>
            <text:p><text:span text:style-name="T1">A 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8 square Problem </text:p>
                <text:list>
                  <text:list-item>
                    <text:p>Heuristics</text:p>
                  </text:list-item>
                  <text:list-item>
                    <text:p>Results for each heuristics</text:p>
                  </text:list-item>
                  <text:list-item>
                    <text:p>Some Observations</text:p>
                  </text:list-item>
                </text:list>
              </text:list-item>
              <text:list-item>
                <text:p>Missionaries and Cannibles Problem</text:p>
              </text:list-item>
              <text:list-item>
                <text:p>Sequence Alignment</text:p>
              </text:list-item>
              <text:list-item>
                <text:p>Bi-Directional 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 Square Problem</text:p>
          </draw:text-box>
        </draw:frame>
        <draw:frame presentation:style-name="pr4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Input : Start Node 's'. </text:span></text:p>
                <text:list>
                  <text:list-item>
                    <text:p><text:span text:style-name="T2">1 4 5 0 8 2 7 3 6</text:span></text:p>
                  </text:list-item>
                  <text:list-item>
                    <text:p><text:span text:style-name="T2">Here '0' represents blank space.</text:span></text:p>
                    <text:p><text:span text:style-name="T2"/></text:p>
                  </text:list-item>
                </text:list>
              </text:list-item>
              <text:list-item>
                <text:p><text:span text:style-name="T2">Output Required : Goal node 'g'</text:span></text:p>
                <text:list>
                  <text:list-item>
                    <text:p><text:span text:style-name="T2">{{1,2,3},{4,5,6},{7,8,0}}</text:span></text:p>
                  </text:list-item>
                </text:list>
                <text:p><text:span text:style-name="T2"/></text:p>
              </text:list-item>
              <text:list-item>
                <text:p><text:span text:style-name="T2">Edge cost 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: Heuristics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h1(n) :- manhattan distance of 'n' from goal 'g'.</text:p>
                <text:list>
                  <text:list-item>
                    <text:p>Manhattan distance equals to sum of difference of a tile displaced from its goal position (horizontally and vertically).</text:p>
                    <text:p/>
                  </text:list-item>
                </text:list>
              </text:list-item>
              <text:list-item>
                <text:p>h2(n) :- hamming distance.</text:p>
                <text:list>
                  <text:list-item>
                    <text:p>A node 'n' contribute of cost 1 to distance if a tile in the node is displaced from its position in goal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: Heu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3(n) :- random_cost.</text:p>
                <text:list>
                  <text:list-item>
                    <text:p>Cost of a node 'n' is equals to a random number between 0 and manhattan(n). 0 inclusive.</text:p>
                  </text:list-item>
                </text:list>
                <text:p/>
              </text:list-item>
              <text:list-item>
                <text:p>h4(n) :- rel_displace_cost</text:p>
                <text:list>
                  <text:list-item>
                    <text:p>Cost of node is sum of cost of all tiles in a node in which a cost of tile is the weighted relative displacement of their adjac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8SP: Heurist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5(n) :- random_cost_2</text:p>
                <text:list>
                  <text:list-item>
                    <text:p>Cost of node 'n' is h1(n) * (h3(n) + 2).</text:p>
                  </text:list-item>
                  <text:list-item>
                    <text:p>h5(n) &gt; h*(n).</text:p>
                    <text:p/>
                  </text:list-item>
                </text:list>
              </text:list-item>
              <text:list-item>
                <text:p>h1, h2 and h4 follow monotone restriction and hence admissible.</text:p>
              </text:list-item>
              <text:list-item>
                <text:p>h3 is admissible but not monotone.</text:p>
              </text:list-item>
              <text:list-item>
                <text:p>h5 is not admissible hence not monot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1(n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st of the optimal path is 19</text:p>
              </text:list-item>
              <text:list-item>
                <text:p>Number of steps required 544</text:p>
              </text:list-item>
              <text:list-item>
                <text:p>Size of graph discovered 85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2(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st of the optimal path is 19</text:p>
              </text:list-item>
              <text:list-item>
                <text:p>Number of steps required 1945</text:p>
              </text:list-item>
              <text:list-item>
                <text:p>Size of graph discovered 313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3(n)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Cost of the optimal path is 19</text:p>
              </text:list-item>
              <text:list-item>
                <text:p>Number of steps required varies: First 5 observations are:</text:p>
                <text:list>
                  <text:list-item>
                    <text:p>2328, 2223, 2083, 2520, 2730</text:p>
                  </text:list-item>
                </text:list>
              </text:list-item>
              <text:list-item>
                <text:p>Size of graph discovered varies. First 5 observations are:</text:p>
                <text:list>
                  <text:list-item>
                    <text:p>3763, 3555, 3310, 3979, 4385</text:p>
                  </text:list-item>
                </text:list>
              </text:list-item>
              <text:list-item>
                <text:p>Not mono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4(n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st of the optimal path is 19</text:p>
              </text:list-item>
              <text:list-item>
                <text:p>Number of steps required 10955</text:p>
              </text:list-item>
              <text:list-item>
                <text:p>Size of graph discovered 1677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Results: h5(n)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Cost of the optimal path varies: First 5 observations are:</text:p>
                <text:list>
                  <text:list-item>
                    <text:p><text:s/>37, 37, 37, 33, 31</text:p>
                  </text:list-item>
                </text:list>
              </text:list-item>
              <text:list-item>
                <text:p>Number of steps required varies: First 5 observations are:</text:p>
                <text:list>
                  <text:list-item>
                    <text:p>635, 434, 245, 158, 383</text:p>
                  </text:list-item>
                </text:list>
              </text:list-item>
              <text:list-item>
                <text:p>Size of graph discovered varies. First 5 observations are:</text:p>
                <text:list>
                  <text:list-item>
                    <text:p>1020, 609, 331, 242, 646</text:p>
                  </text:list-item>
                </text:list>
              </text:list-item>
              <text:list-item>
                <text:p>Not monot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etter Heuristic Performs Better</text:p>
              </text:list-item>
            </text:list>
            <text:list text:style-name="L2">
              <text:list-item>
                <text:list>
                  <text:list-item>
                    <text:p>Take heuristics h1(n) and h2(n).</text:p>
                  </text:list-item>
                  <text:list-item>
                    <text:p>h1(n) &gt;= h2(n). (Obvious to prove)</text:p>
                  </text:list-item>
                  <text:list-item>
                    <text:p>Number of steps to reach goal state in case 2 is more than 3 fold times that in case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f h(n)&gt;h*(n), for all n, A* may find the goal faster, but may discover a suboptimal path.</text:p>
              </text:list-item>
            </text:list>
            <text:list text:style-name="L2">
              <text:list-item>
                <text:list>
                  <text:list-item>
                    <text:p>Take heuristics h1(n) and h5(n).</text:p>
                  </text:list-item>
                  <text:list-item>
                    <text:p>h1(n)&lt;=h*(n). (h1 is Montone)</text:p>
                  </text:list-item>
                  <text:list-item>
                    <text:p>h5(n) &gt; h*(n).</text:p>
                  </text:list-item>
                  <text:list-item>
                    <text:p>Number of steps to reach goal state in case 2 is less than that in case 1 where as path is not opt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SP Observ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Non Reachability.</text:p>
              </text:list-item>
            </text:list>
            <text:list text:style-name="L2">
              <text:list-item>
                <text:list>
                  <text:list-item>
                    <text:p>Input: 1 4 2 0 8 5 7 3 6</text:p>
                  </text:list-item>
                  <text:list-item>
                    <text:p>At a point open list becomes empty.</text:p>
                  </text:list-item>
                  <text:list-item>
                    <text:p>Goal node is not reach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599cm" svg:height="3.506cm" svg:x="1.1cm" svg:y="0.437cm" presentation:class="title" presentation:user-transformed="true">
          <draw:text-box>
            <text:p>Missionaries and Cannibles Problem</text:p>
          </draw:text-box>
        </draw:frame>
        <draw:frame presentation:style-name="pr4" draw:layer="layout" svg:width="24.639cm" svg:height="16.4cm" svg:x="1.4cm" svg:y="4cm" presentation:class="outline" presentation:user-transformed="true">
          <draw:text-box>
            <text:list text:style-name="L2">
              <text:list-item>
                <text:p><text:span text:style-name="T3">Input: Start Node 's'</text:span></text:p>
                <text:list>
                  <text:list-item>
                    <text:p><text:span text:style-name="T3">3 3 1</text:span></text:p>
                  </text:list-item>
                  <text:list-item>
                    <text:p><text:span text:style-name="T3">3 missionaries, 3 cannibles and 1 boat is on right</text:span></text:p>
                  </text:list-item>
                </text:list>
                <text:p><text:span text:style-name="T3"/></text:p>
              </text:list-item>
              <text:list-item>
                <text:p><text:span text:style-name="T3">Output: Goal Node 'g' </text:span></text:p>
                <text:list>
                  <text:list-item>
                    <text:p><text:span text:style-name="T3">0 0 0</text:span></text:p>
                  </text:list-item>
                  <text:list-item>
                    <text:p><text:span text:style-name="T3">i.e. all are in left</text:span></text:p>
                  </text:list-item>
                </text:list>
                <text:p><text:span text:style-name="T3"/></text:p>
              </text:list-item>
              <text:list-item>
                <text:p><text:span text:style-name="T3">Edge Cost: </text:span></text:p>
                <text:list>
                  <text:list-item>
                    <text:p><text:span text:style-name="T3">Cost is 1 uniform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nC Heuristics</text:p>
          </draw:text-box>
        </draw:frame>
        <draw:frame presentation:style-name="pr5" draw:layer="layout" svg:width="24.639cm" svg:height="13.294cm" svg:x="1.4cm" svg:y="4.2cm" presentation:class="outline" presentation:user-transformed="true">
          <draw:text-box>
            <text:list text:style-name="L2">
              <text:list-item>
                <text:p>h1(n) :- cost</text:p>
                <text:list>
                  <text:list-item>
                    <text:p>Cost of node n is the sum of #cannibles, #missionaries currently on right side and boat position on left side by 2.</text:p>
                  </text:list-item>
                  <text:list-item>
                    <text:p>Monotone and hence admissible.</text:p>
                  </text:list-item>
                </text:list>
                <text:p/>
              </text:list-item>
              <text:list-item>
                <text:p>h2(n) :- zero_cost</text:p>
                <text:list>
                  <text:list-item>
                    <text:p>Cost is uniformly 0</text:p>
                  </text:list-item>
                  <text:list-item>
                    <text:p>Admissible but not monot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337cm" presentation:class="title" presentation:user-transformed="true">
          <draw:text-box>
            <text:p>Sequence Alignment</text:p>
          </draw:text-box>
        </draw:frame>
        <draw:frame presentation:style-name="pr5" draw:text-style-name="P3" draw:layer="layout" svg:width="24.639cm" svg:height="17.2cm" svg:x="1.4cm" svg:y="3.4cm" presentation:class="outline" presentation:user-transformed="true">
          <draw:text-box>
            <text:list text:style-name="L2">
              <text:list-item>
                <text:p><text:span text:style-name="T3">Input: Start Node 's'</text:span></text:p>
                <text:list>
                  <text:list-item>
                    <text:p><text:span text:style-name="T3">BBB#WWW</text:span></text:p>
                  </text:list-item>
                  <text:list-item>
                    <text:p><text:span text:style-name="T3"># represent blank space</text:span></text:p>
                  </text:list-item>
                </text:list>
                <text:p><text:span text:style-name="T3"/></text:p>
              </text:list-item>
              <text:list-item>
                <text:p><text:span text:style-name="T3">Output: Goal Node 'g' </text:span></text:p>
                <text:list>
                  <text:list-item>
                    <text:p><text:span text:style-name="T3">Any of the seven described</text:span></text:p>
                  </text:list-item>
                  <text:list-item>
                    <text:p><text:span text:style-name="T3">WWWBBB <text:s/>, <text:s/>WWWBBB <text:s/>, <text:s/>WWWBBB <text:s/>, <text:s/>WWWBBB</text:span></text:p>
                  </text:list-item>
                  <text:list-item>
                    <text:p><text:span text:style-name="T3">WWWBBB <text:s/>, <text:s/>WWWBBB <text:s/>, <text:s/>WWWBBB</text:span></text:p>
                  </text:list-item>
                </text:list>
                <text:p><text:span text:style-name="T3"/></text:p>
              </text:list-item>
              <text:list-item>
                <text:p><text:span text:style-name="T3">Edge Cost: </text:span></text:p>
                <text:list>
                  <text:list-item>
                    <text:p><text:span text:style-name="T3">AB#CD -&gt; ABC#D or A#BCD :- Cost is 1</text:span></text:p>
                  </text:list-item>
                  <text:list-item>
                    <text:p><text:span text:style-name="T3">AB#CD -&gt; #BACD or ABDC# :- Cost is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 Heuristic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1(n) :- inversion</text:p>
                <text:list>
                  <text:list-item>
                    <text:p>Find the number of inversions of 'B' and 'W'.</text:p>
                  </text:list-item>
                  <text:list-item>
                    <text:p>Monotone and hence admissible.</text:p>
                  </text:list-item>
                  <text:list-item>
                    <text:p/>
                  </text:list-item>
                </text:list>
              </text:list-item>
              <text:list-item>
                <text:p>h2(n) :- inversion2</text:p>
                <text:list>
                  <text:list-item>
                    <text:p>h1(n) - 1, if h1(n) &gt; 0 , 0 otherwise</text:p>
                  </text:list-item>
                  <text:list-item>
                    <text:p>Admssible but not monot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SA Heuristics</text:p>
          </draw:text-box>
        </draw:frame>
        <draw:frame presentation:style-name="pr5" draw:text-style-name="P3" draw:layer="layout" svg:width="24.639cm" svg:height="16.78cm" svg:x="1.261cm" svg:y="3.62cm" presentation:class="outline" presentation:user-transformed="true">
          <draw:text-box>
            <text:list text:style-name="L2">
              <text:list-item>
                <text:p><text:span text:style-name="T3">h3(n) :- random_cost</text:span></text:p>
                <text:list>
                  <text:list-item>
                    <text:p><text:span text:style-name="T3">Cost of a node 'n' is equals to a random number between 0 and inversion(n). 0 inclusive.</text:span></text:p>
                  </text:list-item>
                  <text:list-item>
                    <text:p><text:span text:style-name="T3">Not monotone but admissible</text:span></text:p>
                    <text:p><text:span text:style-name="T3"/></text:p>
                  </text:list-item>
                </text:list>
              </text:list-item>
              <text:list-item>
                <text:p><text:span text:style-name="T3">h4(n) :- greater_h</text:span></text:p>
                <text:list>
                  <text:list-item>
                    <text:p><text:span text:style-name="T3">Cost of a node 'n' is equals to h1(n) + h3(n) + 2.</text:span></text:p>
                  </text:list-item>
                  <text:list-item>
                    <text:p><text:span text:style-name="T3">Not admissible and hence not monotone.</text:span></text:p>
                  </text:list-item>
                </text:list>
                <text:p><text:span text:style-name="T3"/></text:p>
              </text:list-item>
              <text:list-item>
                <text:p><text:span text:style-name="T3">h5(n) :- zero_cost</text:span></text:p>
                <text:list>
                  <text:list-item>
                    <text:p><text:span text:style-name="T3">Uniformly cost of each node is 0.</text:span></text:p>
                  </text:list-item>
                  <text:list-item>
                    <text:p><text:span text:style-name="T3">Admissible but not monot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i-Directional Search(BDS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mplemented a bidirectional search in <text:s text:c="12"/><text:span text:style-name="T4">8 square Problem</text:span>, wherein search is implemented from the start node and the goal node. </text:p>
              </text:list-item>
              <text:list-item>
                <text:p>The search is stopped when the new chosen node to be expanded is already present in the closed list of the other searc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DS Observ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put: 5 1 4 0 8 2 7 3 6</text:p>
              </text:list-item>
              <text:list-item>
                <text:p>Heuristic : rel_displace_cost i.e. h4(n)</text:p>
              </text:list-item>
              <text:list-item>
                <text:p>Results:</text:p>
              </text:list-item>
            </text:list>
          </draw:text-box>
        </draw:frame>
        <draw:frame draw:style-name="standard" draw:layer="layout" svg:width="24.199cm" svg:height="7.034cm" svg:x="2.3cm" svg:y="10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Parameters</text:p>
              </table:table-cell>
              <table:table-cell>
                <text:p text:style-name="P4">Uni directional </text:p>
              </table:table-cell>
              <table:table-cell>
                <text:p text:style-name="P4">BDS </text:p>
              </table:table-cell>
            </table:table-row>
            <table:table-row table:style-name="ro1" table:default-cell-style-name="ce1">
              <table:table-cell>
                <text:p text:style-name="P4">Cost of optimal Path</text:p>
              </table:table-cell>
              <table:table-cell>
                <text:p text:style-name="P4">23</text:p>
              </table:table-cell>
              <table:table-cell>
                <text:p text:style-name="P4">23</text:p>
              </table:table-cell>
            </table:table-row>
            <table:table-row table:style-name="ro2" table:default-cell-style-name="ce1">
              <table:table-cell>
                <text:p text:style-name="P5">Number of steps required</text:p>
              </table:table-cell>
              <table:table-cell>
                <text:p text:style-name="P4">50641</text:p>
              </table:table-cell>
              <table:table-cell>
                <text:p text:style-name="P4">5094</text:p>
              </table:table-cell>
            </table:table-row>
            <table:table-row table:style-name="ro3" table:default-cell-style-name="ce1">
              <table:table-cell>
                <text:p text:style-name="P4">Total graph explored</text:p>
              </table:table-cell>
              <table:table-cell>
                <text:p text:style-name="P4">68969</text:p>
              </table:table-cell>
              <table:table-cell>
                <text:p text:style-name="P4">292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DS Observ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put: 2 8 1 4 0 7 5 3 6</text:p>
              </text:list-item>
              <text:list-item>
                <text:p>Heuristic : manhattan i.e. h1(n)</text:p>
              </text:list-item>
              <text:list-item>
                <text:p>Results:</text:p>
              </text:list-item>
            </text:list>
          </draw:text-box>
        </draw:frame>
        <draw:frame draw:style-name="standard" draw:layer="layout" svg:width="24.199cm" svg:height="7.034cm" svg:x="2.3cm" svg:y="10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Parameters</text:p>
              </table:table-cell>
              <table:table-cell>
                <text:p text:style-name="P4">Uni directional </text:p>
              </table:table-cell>
              <table:table-cell>
                <text:p text:style-name="P4">BDS </text:p>
              </table:table-cell>
            </table:table-row>
            <table:table-row table:style-name="ro1" table:default-cell-style-name="ce1">
              <table:table-cell>
                <text:p text:style-name="P4">Cost of optimal Path</text:p>
              </table:table-cell>
              <table:table-cell>
                <text:p text:style-name="P4">24</text:p>
              </table:table-cell>
              <table:table-cell>
                <text:p text:style-name="P4">28</text:p>
              </table:table-cell>
            </table:table-row>
            <table:table-row table:style-name="ro2" table:default-cell-style-name="ce1">
              <table:table-cell>
                <text:p text:style-name="P5">Number of steps required</text:p>
              </table:table-cell>
              <table:table-cell>
                <text:p text:style-name="P4">1803</text:p>
              </table:table-cell>
              <table:table-cell>
                <text:p text:style-name="P4">1115</text:p>
              </table:table-cell>
            </table:table-row>
            <table:table-row table:style-name="ro3" table:default-cell-style-name="ce1">
              <table:table-cell>
                <text:p text:style-name="P4">Total graph explored</text:p>
              </table:table-cell>
              <table:table-cell>
                <text:p text:style-name="P4">2873</text:p>
              </table:table-cell>
              <table:table-cell>
                <text:p text:style-name="P4">121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DS Inferences</text:p>
          </draw:text-box>
        </draw:frame>
        <draw:frame presentation:style-name="pr5" draw:layer="layout" svg:width="24.639cm" svg:height="12.18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chit </meta:initial-creator>
    <meta:creation-date>2014-04-15T17:38:55</meta:creation-date>
    <dc:date>2014-04-15T22:04:17</dc:date>
    <dc:creator>Sanchit </dc:creator>
    <meta:editing-duration>PT4H18M15S</meta:editing-duration>
    <meta:editing-cycles>182</meta:editing-cycles>
    <meta:generator>LibreOffice/3.5$Linux_X86_64 LibreOffice_project/350m1$Build-202</meta:generator>
    <meta:document-statistic meta:object-count="114"/>
  </office:meta>
</office:document-meta>
</file>